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swiss"/>
    <style:font-face style:name="Courier New" svg:font-family="'Courier New'" style:font-adornments="Normal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fo:font-weight="normal" officeooo:rsid="0012a533" officeooo:paragraph-rsid="0012a533" style:font-size-asian="14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12a533" officeooo:paragraph-rsid="0012a5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2a533" officeooo:paragraph-rsid="0013f2f7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8pt" fo:font-style="normal" fo:font-weight="normal" officeooo:rsid="0012a533" officeooo:paragraph-rsid="0012a533" style:font-size-asian="24.5pt" style:font-style-asian="normal" style:font-weight-asian="normal" style:font-size-complex="2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2a533" officeooo:paragraph-rsid="0015ca8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List_20_Paragraph" style:list-style-name="WWNum1">
      <style:paragraph-properties fo:margin-left="0in" fo:margin-right="0in" fo:text-indent="0in" style:auto-text-indent="false"/>
      <style:text-properties fo:font-size="14pt" officeooo:paragraph-rsid="0013f2f7" style:font-size-asian="14pt" style:font-size-complex="14pt"/>
    </style:style>
    <style:style style:name="P7" style:family="paragraph" style:parent-style-name="List_20_Paragraph" style:list-style-name="WWNum1">
      <style:paragraph-properties fo:margin-left="0in" fo:margin-right="0in" fo:text-indent="0in" style:auto-text-indent="false"/>
      <style:text-properties fo:font-size="14pt" officeooo:paragraph-rsid="0015ca8d" style:font-size-asian="14pt" style:font-size-complex="14pt"/>
    </style:style>
    <style:style style:name="T1" style:family="text">
      <style:text-properties officeooo:rsid="0012cf2a"/>
    </style:style>
    <style:style style:name="T2" style:family="text">
      <style:text-properties officeooo:rsid="0013f2f7"/>
    </style:style>
    <style:style style:name="T3" style:family="text">
      <style:text-properties fo:font-style="normal" fo:font-weight="normal" officeooo:rsid="0012a533" style:font-style-asian="normal" style:font-weight-asian="normal" style:font-style-complex="normal" style:font-weight-complex="normal"/>
    </style:style>
    <style:style style:name="T4" style:family="text">
      <style:text-properties officeooo:rsid="0015ca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egna 3</text:p>
      <text:p text:style-name="P1"/>
      <text:p text:style-name="P2">A_output(message):<text:span text:style-name="T1">I</text:span>l messaggio, <text:span text:style-name="T1">p</text:span>rima di essere inviato, viene creato e inserito in lista. <text:span text:style-name="T1">Quando viene eseguito il controllo sulla</text:span> finestra e <text:span text:style-name="T1">il </text:span>buffer <text:span text:style-name="T1">risaluta </text:span>occupato il messaggio verrà inviato<text:span text:style-name="T1">( o meno)</text:span>. Una volta inviato il messaggio, <text:span text:style-name="T1">si metterà il campo attend_ack su 1 e il</text:span> blocco in lista aggiornato. </text:p>
      <text:p text:style-name="P2"/>
      <text:p text:style-name="P3">A_input(pkt): <text:s/></text:p>
      <text:p text:style-name="P3">Se il pacchetto è corrotto non fa nulla e attende il nuovo pacchetto,</text:p>
      <text:list xml:id="list1370643273" text:style-name="WWNum1">
        <text:list-item>
          <text:list>
            <text:list-header>
              <text:p text:style-name="P6"><text:span text:style-name="T2">altrimenti A </text:span>controlla di che pacchetto si tratta, potrebbe essere un ACK cumulativo oppure uno dei due ack che B gli sta mandando in seguito alla ricezione di un pacchetto corrotto. I due casi sono distinti da un controllo incentrato sui valori acknum e seqnum del pacchetto ricevuto da A:</text:p>
              <text:list>
                <text:list-header>
                  <text:p text:style-name="P6">Se nel pacchetto seqnum <text:span text:style-name="T4">è maggiore di</text:span> acknum ci <text:span text:style-name="T2">si trova </text:span>nel caso di un doppio ack, per sapere se è il primo oppure il secondo <text:span text:style-name="T2">si esegue </text:span>un ulteriore controllo: se nel pacchetto acknum e seqnum corrispondono all’ultimo acknum e seqnum ricevuti allora siamo nel caso in cui stiamo ricevendo il secondo ack del <text:span text:style-name="T2">secondo </text:span>ack che B sta inviando, in questo caso A rispedisce il pacchetto che nella sua lista ha gli stessi valori descritti nel <text:span text:style-name="T2">secondo </text:span>ack; Se non corrispondono allora aggiorniamo gli ultimi acknum e seqnum ricevuti così da avere i valori aggiornati per il prossimo pacchetto che arriva; <text:span text:style-name="T3">Nel caso opposto si tratta dell’Ack cumulativo, questo significa che B ha ricevuto tutta la finestra inviata e ci sta comunicando di aver ricevuto tutti i messaggi correttamente, dunque A si occupa di aggiornare la sua lista principale e quindi elimina tutti i pacchetti che fanno parte della finestra inviata a B, ovvero quelli con il capo attesaAck uguale a 1;</text:span></text:p>
                </text:list-header>
              </text:list>
            </text:list-header>
          </text:list>
        </text:list-item>
      </text:list>
      <text:p text:style-name="P2"/>
      <text:p text:style-name="P2">A_init(): <text:span text:style-name="T1">si inizializza la Lista dei messaggi e i vari campi</text:span></text:p>
      <text:p text:style-name="P2"/>
      <text:p text:style-name="P2">A_timerinterrupt(): Quano scatta, A reinvia una finestra di messaggi</text:p>
      <text:p text:style-name="P2"/>
      <text:p text:style-name="P2">B_init(): Qui vengono settati i campi ai valori iniziali, </text:p>
      <text:p text:style-name="P2"/>
      <text:p text:style-name="P5">B_input(pkt):una volta ricevuto un pacchetto, il primo controllo che fa B è sulla correttezza del pacchetto:</text:p>
      <text:list xml:id="list93005067192330" text:continue-numbering="true" text:style-name="WWNum1">
        <text:list-item>
          <text:list>
            <text:list-header>
              <text:p text:style-name="P7"><text:span text:style-name="T4">se il </text:span>pacchetto <text:span text:style-name="T4">è </text:span>corrotto <text:span text:style-name="T4">si </text:span>invi<text:span text:style-name="T4">ano</text:span> 2 pacchetti ack con seqnum e acknum corrispondenti ai dati del pacchetto corrotto ricevuto. <text:span text:style-name="T4">P</text:span>acchetto non corrotto <text:span text:style-name="T4">si </text:span>controlla se il seqnum è quello atteso:</text:p>
              <text:list text:continue-numbering="true">
                <text:list-header>
                  <text:p text:style-name="P7"><text:span text:style-name="T4">in </text:span>caso positivo <text:span text:style-name="T4">si </text:span>manda il pacchetto al livello successivo con tolayer5(msg) e lo <text:span text:style-name="T4">si </text:span>elimina dal buffer; <text:span text:style-name="T4">nel </text:span>caso negativo <text:span text:style-name="T4">invece si </text:span>inserisce il pacchetto nel buffer e <text:span text:style-name="T4">si </text:span>ricerca se è arrivato qualcosa in ordine da inviare al piano di sopra. <text:span text:style-name="T4">S</text:span>e qualcosa c’è <text:s/>poi lo elimina dal buffer;</text:p>
                </text:list-header>
              </text:list>
            </text:list-header>
          </text:list>
        </text:list-item>
      </text:list>
      <text:p text:style-name="P5">Dopo questo controllo se ha ricevuto e trasmetto correttamente tot messaggi da riempire la finestra allora manda l’ack cumulativo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swiss"/>
    <style:font-face style:name="Courier New" svg:font-family="'Courier New'" style:font-adornments="Normal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5" style:display-name="ListLabel 5" style:family="text">
      <style:text-properties fo:font-weight="bold" style:font-weight-asian="bold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bold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2:47:19.887384133</meta:creation-date>
    <dc:date>2019-03-05T09:30:03.097530896</dc:date>
    <meta:editing-duration>PT7M18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13" meta:word-count="429" meta:character-count="2565" meta:non-whitespace-character-count="2148"/>
  </office:meta>
</office:document-meta>
</file>